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thin solid #00599D" fo:border-left="none" fo:border-right="none" style:vertical-align="automatic" fo:background-color="#00599D"/>
      <style:text-properties fo:color="#FFFFF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30">
      <style:table-cell-properties fo:border-top="none" fo:border-bottom="none" fo:border-left="thin solid #00599D" fo:border-right="none" style:vertical-align="automatic" fo:background-color="transparent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599D" style:vertical-align="automatic" fo:background-color="transparent"/>
      <style:text-properties fo:color="#000000" fo:font-size="12pt" style:font-size-asian="12pt" style:font-size-complex="12pt"/>
    </style:style>
    <style:style style:name="ce7" style:family="table-cell" style:parent-style-name="Default" style:data-style-name="N30">
      <style:table-cell-properties fo:border-top="none" fo:border-bottom="none" fo:border-left="thin solid #00599D" fo:border-right="none" style:vertical-align="automatic" fo:background-color="#DDDDDD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DDDDDD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none" fo:border-left="none" fo:border-right="thin solid #00599D" style:vertical-align="automatic" fo:background-color="#DDDDDD"/>
      <style:text-properties fo:color="#000000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00599D" fo:border-bottom="thin solid #00599D" fo:border-left="thin solid #00599D" fo:border-right="none" style:vertical-align="automatic" fo:background-color="#ADC5E7"/>
      <style:text-properties fo:color="#000000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599D" fo:border-bottom="thin solid #00599D" fo:border-left="none" fo:border-right="none" style:vertical-align="automatic" fo:background-color="#ADC5E7"/>
      <style:text-properties fo:color="#000000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599D" fo:border-bottom="thin solid #00599D" fo:border-left="none" fo:border-right="thin solid #00599D" style:vertical-align="automatic" fo:background-color="#ADC5E7"/>
      <style:text-properties fo:color="#000000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lock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Subject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Percentage Achieved</text:p>
          </table:table-cell>
          <table:table-cell table:style-name="ce2"/>
          <table:table-cell office:value-type="string" table:style-name="ce2">
            <text:p>Weight of Block</text:p>
          </table:table-cell>
          <table:table-cell office:value-type="string" table:style-name="ce2">
            <text:p>Percentage of Block Achieved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Introduction to Programming</text:p>
          </table:table-cell>
          <table:table-cell office:value-type="string" table:style-name="ce5">
            <text:p>Mid Term 1</text:p>
          </table:table-cell>
          <table:table-cell office:value-type="float" office:value="81" table:style-name="ce5">
            <text:p>81</text:p>
          </table:table-cell>
          <table:table-cell table:style-name="ce5"/>
          <table:table-cell office:value-type="float" office:value="8" table:style-name="ce5">
            <text:p>8</text:p>
          </table:table-cell>
          <table:table-cell office:value-type="float" office:value="6.4800000000000013" table:formula="of:=(([.C2]/100)*([.E2]/100)*100)" table:style-name="ce6">
            <text:p>6.4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Introduction to Programming</text:p>
          </table:table-cell>
          <table:table-cell office:value-type="string" table:style-name="ce8">
            <text:p>Mid Term 2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float" office:value="16" table:style-name="ce8">
            <text:p>16</text:p>
          </table:table-cell>
          <table:table-cell office:value-type="float" office:value="14.400000000000002" table:formula="of:=(([.C3]/100)*([.E3]/100)*100)" table:style-name="ce9">
            <text:p>14.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Comp Org</text:p>
          </table:table-cell>
          <table:table-cell office:value-type="string" table:style-name="ce5">
            <text:p>Mid Term</text:p>
          </table:table-cell>
          <table:table-cell office:value-type="float" office:value="75.13" table:style-name="ce5">
            <text:p>75.13</text:p>
          </table:table-cell>
          <table:table-cell table:style-name="ce5"/>
          <table:table-cell office:value-type="float" office:value="24" table:style-name="ce5">
            <text:p>24</text:p>
          </table:table-cell>
          <table:table-cell office:value-type="float" office:value="18.031199999999998" table:formula="of:=(([.C4]/100)*([.E4]/100)*100)" table:style-name="ce6">
            <text:p>18.031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Comp Org/ITP</text:p>
          </table:table-cell>
          <table:table-cell office:value-type="string" table:style-name="ce8">
            <text:p>Project</text:p>
          </table:table-cell>
          <table:table-cell office:value-type="float" office:value="94.5" table:style-name="ce8">
            <text:p>94.5</text:p>
          </table:table-cell>
          <table:table-cell table:style-name="ce8"/>
          <table:table-cell office:value-type="float" office:value="32" table:style-name="ce8">
            <text:p>32</text:p>
          </table:table-cell>
          <table:table-cell office:value-type="float" office:value="30.240000000000002" table:formula="of:=(([.C5]/100)*([.E5]/100)*100)" table:style-name="ce9">
            <text:p>30.2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HILT</text:p>
          </table:table-cell>
          <table:table-cell office:value-type="string" table:style-name="ce5">
            <text:p>CV</text:p>
          </table:table-cell>
          <table:table-cell office:value-type="float" office:value="72" table:style-name="ce5">
            <text:p>72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3.5999999999999996" table:formula="of:=(([.C6]/100)*([.E6]/100)*100)" table:style-name="ce6">
            <text:p>3.6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HILT</text:p>
          </table:table-cell>
          <table:table-cell office:value-type="string" table:style-name="ce8">
            <text:p>Reflection</text:p>
          </table:table-cell>
          <table:table-cell office:value-type="float" office:value="73" table:style-name="ce8">
            <text:p>73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float" office:value="3.65" table:formula="of:=(([.C7]/100)*([.E7]/100)*100)" table:style-name="ce9">
            <text:p>3.6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IGNITE</text:p>
          </table:table-cell>
          <table:table-cell office:value-type="string" table:style-name="ce5">
            <text:p>Week 1</text:p>
          </table:table-cell>
          <table:table-cell office:value-type="float" office:value="80" table:style-name="ce5">
            <text:p>80</text:p>
          </table:table-cell>
          <table:table-cell table:style-name="ce5"/>
          <table:table-cell office:value-type="float" office:value="1.25" table:style-name="ce5">
            <text:p>1.25</text:p>
          </table:table-cell>
          <table:table-cell office:value-type="float" office:value="1.0000000000000002" table:formula="of:=(([.C8]/100)*([.E8]/100)*100)" table:style-name="ce6">
            <text:p>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IGNITE</text:p>
          </table:table-cell>
          <table:table-cell office:value-type="string" table:style-name="ce8">
            <text:p>Week 2</text:p>
          </table:table-cell>
          <table:table-cell office:value-type="float" office:value="90" table:style-name="ce8">
            <text:p>90</text:p>
          </table:table-cell>
          <table:table-cell table:style-name="ce8"/>
          <table:table-cell office:value-type="float" office:value="1.25" table:style-name="ce8">
            <text:p>1.25</text:p>
          </table:table-cell>
          <table:table-cell office:value-type="float" office:value="1.1250000000000002" table:formula="of:=(([.C9]/100)*([.E9]/100)*100)" table:style-name="ce9">
            <text:p>1.12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IGNITE</text:p>
          </table:table-cell>
          <table:table-cell office:value-type="string" table:style-name="ce5">
            <text:p>Week 3</text:p>
          </table:table-cell>
          <table:table-cell office:value-type="float" office:value="100" table:style-name="ce5">
            <text:p>100</text:p>
          </table:table-cell>
          <table:table-cell table:style-name="ce5"/>
          <table:table-cell office:value-type="float" office:value="1.25" table:style-name="ce5">
            <text:p>1.25</text:p>
          </table:table-cell>
          <table:table-cell office:value-type="float" office:value="1.25" table:formula="of:=(([.C10]/100)*([.E10]/100)*100)" table:style-name="ce6">
            <text:p>1.2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IGNITE</text:p>
          </table:table-cell>
          <table:table-cell office:value-type="string" table:style-name="ce8">
            <text:p>Week 4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float" office:value="1.25" table:style-name="ce8">
            <text:p>1.25</text:p>
          </table:table-cell>
          <table:table-cell office:value-type="float" office:value="0.25000000000000006" table:formula="of:=(([.C11]/100)*([.E11]/100)*100)" table:style-name="ce9">
            <text:p>0.2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IGNITE</text:p>
          </table:table-cell>
          <table:table-cell office:value-type="string" table:style-name="ce5">
            <text:p>Week 5</text:p>
          </table:table-cell>
          <table:table-cell office:value-type="float" office:value="90" table:style-name="ce5">
            <text:p>90</text:p>
          </table:table-cell>
          <table:table-cell table:style-name="ce5"/>
          <table:table-cell office:value-type="float" office:value="1.25" table:style-name="ce5">
            <text:p>1.25</text:p>
          </table:table-cell>
          <table:table-cell office:value-type="float" office:value="1.1250000000000002" table:formula="of:=(([.C12]/100)*([.E12]/100)*100)" table:style-name="ce6">
            <text:p>1.12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IGNITE</text:p>
          </table:table-cell>
          <table:table-cell office:value-type="string" table:style-name="ce8">
            <text:p>Week 6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float" office:value="1.25" table:style-name="ce8">
            <text:p>1.25</text:p>
          </table:table-cell>
          <table:table-cell office:value-type="float" office:value="1.0000000000000002" table:formula="of:=(([.C13]/100)*([.E13]/100)*100)" table:style-name="ce9">
            <text:p>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4">
            <text:p>IGNITE</text:p>
          </table:table-cell>
          <table:table-cell office:value-type="string" table:style-name="ce5">
            <text:p>Week 7</text:p>
          </table:table-cell>
          <table:table-cell office:value-type="float" office:value="100" table:style-name="ce5">
            <text:p>100</text:p>
          </table:table-cell>
          <table:table-cell table:style-name="ce5"/>
          <table:table-cell office:value-type="float" office:value="1.25" table:style-name="ce5">
            <text:p>1.25</text:p>
          </table:table-cell>
          <table:table-cell office:value-type="float" office:value="1.25" table:formula="of:=(([.C14]/100)*([.E14]/100)*100)" table:style-name="ce6">
            <text:p>1.2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7">
            <text:p>IGNITE</text:p>
          </table:table-cell>
          <table:table-cell office:value-type="string" table:style-name="ce8">
            <text:p>Week 8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float" office:value="1.25" table:style-name="ce8">
            <text:p>1.25</text:p>
          </table:table-cell>
          <table:table-cell office:value-type="float" office:value="0.75" table:formula="of:=(([.C15]/100)*([.E15]/100)*100)" table:style-name="ce9">
            <text:p>0.75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4"/>
          <table:table-cell table:number-columns-repeated="4" table:style-name="ce5"/>
          <table:table-cell table:style-name="ce6"/>
          <table:table-cell table:style-name="ce3"/>
          <table:table-cell table:number-columns-repeated="16377"/>
        </table:table-row>
        <table:table-row table:style-name="ro1">
          <table:table-cell office:value-type="string" table:style-name="ce10">
            <text:p>TOTAL</text:p>
          </table:table-cell>
          <table:table-cell office:value-type="string" table:style-name="ce11">
            <text:p>Running Average:</text:p>
          </table:table-cell>
          <table:table-cell office:value-type="float" office:value="78.973571428571432" table:formula="of:=IFERROR(AVERAGE([.C2:.C15]); &quot;Enter your grades.&quot;)" table:style-name="ce11">
            <text:p>78.97357143</text:p>
          </table:table-cell>
          <table:table-cell table:style-name="ce11"/>
          <table:table-cell office:value-type="float" office:value="100" table:style-name="ce11">
            <text:p>100</text:p>
          </table:table-cell>
          <table:table-cell office:value-type="float" office:value="84.151200000000003" table:formula="of:=SUM([.F2:.F15])" table:style-name="ce12">
            <text:p>84.1512</text:p>
          </table:table-cell>
          <table:table-cell table:style-name="ce3"/>
          <table:table-cell table:number-columns-repeated="16377"/>
        </table:table-row>
        <table:table-row table:style-name="ro2">
          <table:table-cell table:number-columns-repeated="4" table:style-name="ce3"/>
          <table:table-cell table:style-name="ce13"/>
          <table:table-cell table:number-columns-repeated="2" table:style-name="ce3"/>
          <table:table-cell table:number-columns-repeated="16377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Cian</meta:initial-creator>
    <dc:creator>Cian Mc Namara</dc:creator>
    <meta:creation-date>2024-10-26T15:29:33Z</meta:creation-date>
    <dc:date>2024-12-09T11:44:39Z</dc:date>
    <meta:editing-cycles>5</meta:editing-cycles>
    <meta:editing-duration>PT531S</meta:editing-duration>
  </office:meta>
</office:document-meta>
</file>